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name-asian="Helvetica" style:font-size-asian="12pt" style:font-name-complex="Helvetica" style:font-size-complex="12pt"/>
    </style:style>
    <style:style style:name="P2" style:family="paragraph" style:parent-style-name="Standard">
      <style:paragraph-properties fo:text-align="end" style:justify-single-word="false"/>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paragraph-properties fo:text-align="justify" style:justify-single-word="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end" style:justify-single-word="false"/>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2pt" fo:background-color="#ffffff" style:font-size-asian="12pt" style:font-size-complex="12pt"/>
    </style:style>
    <style:style style:name="P8" style:family="paragraph" style:parent-style-name="Standard">
      <style:paragraph-properties fo:margin-left="13.346cm" fo:margin-right="0cm" fo:text-align="start" style:justify-single-word="false" fo:text-indent="-13.324cm" style:auto-text-indent="false">
        <style:tab-stops/>
      </style:paragraph-properties>
      <style:text-properties style:font-name="Times New Roman" fo:font-size="12pt" style:font-size-asian="12pt" style:font-size-complex="12pt"/>
    </style:style>
    <style:style style:name="T1" style:family="text">
      <style:text-properties style:text-position="super 58%"/>
    </style:style>
    <style:style style:name="T2" style:family="text">
      <style:text-properties style:use-window-font-color="true" fo:font-weight="normal" style:font-name-asian="Helvetica" style:font-weight-asian="normal" style:font-name-complex="Helvetica" style:font-weight-complex="normal"/>
    </style:style>
    <style:style style:name="T3" style:family="text">
      <style:text-properties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Xavier Loizeau</text:p>
      <text:p text:style-name="P4">7 Rue des Rosiers,</text:p>
      <text:p text:style-name="P8">44880, Sautron<text:tab/>the 20<text:span text:style-name="T1">th</text:span> of May 2015</text:p>
      <text:p text:style-name="P5">06.58.66.51.81</text:p>
      <text:p text:style-name="P5"/>
      <text:p text:style-name="P6"/>
      <text:p text:style-name="P5"/>
      <text:p text:style-name="P5"><text:tab/>Madame, Sir,</text:p>
      <text:p text:style-name="P5"/>
      <text:p text:style-name="P1">As a third year student at the ENSAI (Nationnal School for Statistic and Information Analysis), which is equivalent to a MSc in statistic, I would like to complete my studies with a PhD in statistic.</text:p>
      <text:p text:style-name="P3"/>
      <text:p text:style-name="P5"><text:span text:style-name="T2">As soon as I began my higher education, I considered research in mathematic as a serious carrier option. Hence, to me, choosing the ENSAI as my specialisation school after two years of “classes préparatoires” (French undergraduate courses </text:span><text:span text:style-name="T3">required in preparation for competitive entrance exams into top graduate and engineering schools) was a logical continuation of my studies.</text:span></text:p>
      <text:p text:style-name="P7">This three years long formation in statistic is based on both theoretical courses, such as study of parametrical or non parametrical models ; and practical classes, for instance about the use of dedicated softwares. </text:p>
      <text:p text:style-name="P3">I have been particularly interested in the methodological aspect of these courses and the mathematical justification of the methods and studied models. The idea to use these competences in a project would perfectly fit me.</text:p>
      <text:p text:style-name="P3">I have been able to use this knowledge in different projects, both abstract or applied to topics such as biology, defence or reliability.</text:p>
      <text:p text:style-name="P3">In order to strengthen my theoretical expertise, which is important for my carrier plans, I decided to take an extra bachelor degree in mathematic at Rennes University during my first year at the ENSAI and an extra Master degree in mathematical statistic during my third year.</text:p>
      <text:p text:style-name="P3"/>
      <text:p text:style-name="P3">During these three years, I have been able to identify the domains I was interested in. I realised that they are the ones which require important theoretical developments, bolstering the idea that I would be pleased to work on fundamental research.</text:p>
      <text:p text:style-name="P3">Hence, it seems to me that doing my PhD in a university corresponds the best to my project. Moreover, as I am interested in discovering different cultures, in particular regarding scientific concerns, and taking this PhD in a foreign university would be even more interesting.</text:p>
      <text:p text:style-name="P3"/>
      <text:p text:style-name="P3">Therefore, I am delighted to apply for a PhD program in Heidelberg, lead by Mister Jan Johannes. Heidelberg is a is a great University, internationally renown and it should be a great honour to conclude here my studies. Furthermore, I already realised an important academical project with Mister Johannes who should be my tutor if I were accepted in your PhD program. This project has been really interesting to me and Mister Johannes' working methods perfectly suited me. I believe it is a great advantage for work efficiency.</text:p>
      <text:p text:style-name="P1"/>
      <text:p text:style-name="P1"/>
      <text:p text:style-name="P1"/>
      <text:p text:style-name="P1">I would gladly deliver you any further information you might need to complete my application.</text:p>
      <text:p text:style-name="P1"/>
      <text:p text:style-name="P1"/>
      <text:p text:style-name="P1"/>
      <text:p text:style-name="P1"/>
      <text:p text:style-name="P1">Best regards,</text:p>
      <text:p text:style-name="P2">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avier Loizeau</meta:initial-creator>
    <meta:creation-date>2015-04-17T14:06:51</meta:creation-date>
    <dc:date>2015-05-20T09:22:09</dc:date>
    <dc:creator>Xavier Loizeau</dc:creator>
    <meta:editing-duration>PT5H49M38S</meta:editing-duration>
    <meta:editing-cycles>12</meta:editing-cycles>
    <meta:generator>OpenOffice/4.1.1$Unix OpenOffice.org_project/411m6$Build-9775</meta:generator>
    <meta:document-statistic meta:table-count="0" meta:image-count="0" meta:object-count="0" meta:page-count="1" meta:paragraph-count="17" meta:word-count="439" meta:character-count="2693"/>
  </office:meta>
</office:document-meta>
</file>